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48ed" officeooo:paragraph-rsid="001f48ed" style:font-weight-asian="bold" style:font-weight-complex="bold"/>
    </style:style>
    <style:style style:name="P2" style:family="paragraph" style:parent-style-name="Standard" style:list-style-name="L1">
      <style:text-properties fo:font-weight="bold" officeooo:rsid="001f48ed" officeooo:paragraph-rsid="001f48ed" style:font-weight-asian="bold" style:font-weight-complex="bold"/>
    </style:style>
    <style:style style:name="P3" style:family="paragraph" style:parent-style-name="Standard" style:list-style-name="L1">
      <style:text-properties fo:font-weight="bold" officeooo:rsid="0020f1e6" officeooo:paragraph-rsid="0020f1e6" style:font-weight-asian="bold" style:font-weight-complex="bold"/>
    </style:style>
    <style:style style:name="P4" style:family="paragraph" style:parent-style-name="Standard">
      <style:text-properties fo:font-weight="bold" officeooo:rsid="0020f1e6" officeooo:paragraph-rsid="0020f1e6" style:font-weight-asian="bold" style:font-weight-complex="bold"/>
    </style:style>
    <style:style style:name="P5" style:family="paragraph" style:parent-style-name="Standard" style:list-style-name="L2">
      <style:text-properties fo:font-weight="bold" officeooo:rsid="0020f1e6" officeooo:paragraph-rsid="0020f1e6" style:font-weight-asian="bold" style:font-weight-complex="bold"/>
    </style:style>
    <style:style style:name="P6" style:family="paragraph" style:parent-style-name="Standard" style:list-style-name="L2">
      <style:text-properties fo:font-weight="bold" officeooo:rsid="0022790b" officeooo:paragraph-rsid="0022790b" style:font-weight-asian="bold" style:font-weight-complex="bold"/>
    </style:style>
    <style:style style:name="P7" style:family="paragraph" style:parent-style-name="Standard">
      <style:text-properties fo:font-weight="bold" officeooo:rsid="0022790b" officeooo:paragraph-rsid="0022790b" style:font-weight-asian="bold" style:font-weight-complex="bold"/>
    </style:style>
    <style:style style:name="P8" style:family="paragraph" style:parent-style-name="Standard">
      <style:text-properties fo:font-weight="bold" officeooo:rsid="00239e88" officeooo:paragraph-rsid="00239e88" style:font-weight-asian="bold" style:font-weight-complex="bold"/>
    </style:style>
    <style:style style:name="P9" style:family="paragraph" style:parent-style-name="Standard" style:list-style-name="L4">
      <style:text-properties fo:font-weight="bold" officeooo:rsid="00239e88" officeooo:paragraph-rsid="00239e88" style:font-weight-asian="bold" style:font-weight-complex="bold"/>
    </style:style>
    <style:style style:name="P10" style:family="paragraph" style:parent-style-name="Standard" style:list-style-name="L4">
      <style:text-properties fo:font-weight="bold" officeooo:rsid="0025dc56" officeooo:paragraph-rsid="0025dc56" style:font-weight-asian="bold" style:font-weight-complex="bold"/>
    </style:style>
    <style:style style:name="P11" style:family="paragraph" style:parent-style-name="Standard" style:list-style-name="L4">
      <style:text-properties fo:font-weight="bold" officeooo:rsid="0027cc1f" officeooo:paragraph-rsid="0027cc1f" style:font-weight-asian="bold" style:font-weight-complex="bold"/>
    </style:style>
    <style:style style:name="P12" style:family="paragraph" style:parent-style-name="Standard">
      <style:text-properties fo:font-weight="bold" officeooo:rsid="00280fff" officeooo:paragraph-rsid="00280fff" style:font-weight-asian="bold" style:font-weight-complex="bold"/>
    </style:style>
    <style:style style:name="P13" style:family="paragraph" style:parent-style-name="Standard" style:list-style-name="L5">
      <style:text-properties fo:font-weight="bold" officeooo:rsid="00291204" officeooo:paragraph-rsid="00291204" style:font-weight-asian="bold" style:font-weight-complex="bold"/>
    </style:style>
    <style:style style:name="P14" style:family="paragraph" style:parent-style-name="Standard" style:list-style-name="L5">
      <style:text-properties fo:font-weight="bold" officeooo:rsid="002b26e4" officeooo:paragraph-rsid="002b26e4" style:font-weight-asian="bold" style:font-weight-complex="bold"/>
    </style:style>
    <style:style style:name="P15" style:family="paragraph" style:parent-style-name="Standard" style:list-style-name="L2">
      <style:text-properties fo:font-weight="normal" officeooo:rsid="0020f1e6" officeooo:paragraph-rsid="0020f1e6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37c54" officeooo:paragraph-rsid="00237c54" style:font-weight-asian="normal" style:font-weight-complex="normal"/>
    </style:style>
    <style:style style:name="P17" style:family="paragraph" style:parent-style-name="Standard" style:list-style-name="L3">
      <style:text-properties fo:font-weight="normal" officeooo:paragraph-rsid="00237c5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222222" style:font-name="Liberation Serif" fo:font-size="12pt" fo:letter-spacing="normal" fo:font-style="normal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officeooo:rsid="00237c54" style:font-weight-asian="normal" style:font-weight-complex="normal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officeooo:rsid="00237c54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240128" style:font-weight-asian="normal" style:font-weight-complex="normal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normal" officeooo:rsid="002ad0a1" style:font-weight-asian="normal" style:font-weight-complex="normal"/>
    </style:style>
    <style:style style:name="T10" style:family="text">
      <style:text-properties officeooo:rsid="00237c54" style:font-weight-asian="normal" style:font-weight-complex="normal"/>
    </style:style>
    <style:style style:name="T11" style:family="text">
      <style:text-properties style:font-name="Liberation Serif" officeooo:rsid="00237c5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Meaning of Sacrifice:</text:p>
      <text:list xml:id="list7690918500951737372" text:style-name="L1">
        <text:list-item>
          <text:p text:style-name="P2"><text:span text:style-name="T1">What is sacrifice? What does it mean to sacrifice?</text:span></text:p>
          <text:list>
            <text:list-item>
              <text:p text:style-name="P2"><text:span text:style-name="T1">Matthew 6:33, to put the Lord first. What is the “kingdom of God?”</text:span></text:p>
              <text:list>
                <text:list-item>
                  <text:p text:style-name="P2"><text:span text:style-name="T1">Can we build the Kingdom of God here on the Earth?</text:span></text:p>
                </text:list-item>
              </text:list>
            </text:list-item>
            <text:list-item>
              <text:p text:style-name="P3"><text:span text:style-name="T1">The Gospel brings happiness and peace. THIS is what we need to seek for! Sometimes it takes sacrifice.</text:span></text:p>
            </text:list-item>
          </text:list>
        </text:list-item>
      </text:list>
      <text:p text:style-name="P4"/>
      <text:p text:style-name="P4">The Law of Sacrifice Was Practiced Anciently:</text:p>
      <text:list xml:id="list1898422397799827142" text:style-name="L2">
        <text:list-item>
          <text:p text:style-name="P15">From Adam to Jesus Christ they were commanded to Sacrifice. Why?</text:p>
          <text:list>
            <text:list-item>
              <text:p text:style-name="P15">Mosiah 13:30 (Abinadi teaches us)</text:p>
            </text:list-item>
          </text:list>
        </text:list-item>
        <text:list-item>
          <text:p text:style-name="P5"><text:span text:style-name="T1">The Lord describes to Moses the types of offerings that are acceptable.</text:span></text:p>
          <text:list>
            <text:list-item>
              <text:p text:style-name="P5"><text:span text:style-name="T1">Leviticus 22:21 (pg 179), pick-out </text:span><text:span text:style-name="T2">key words</text:span><text:span text:style-name="T3"> that show that sacrifice of lambs relates to Jesus.</text:span></text:p>
            </text:list-item>
          </text:list>
        </text:list-item>
        <text:list-item>
          <text:p text:style-name="P6"><text:span text:style-name="T1">Read on pg 151 “Christ's atoning sacrifice...” to the end of the section.</text:span></text:p>
          <text:p text:style-name="P6"><text:span text:style-name="T1"/></text:p>
        </text:list-item>
      </text:list>
      <text:p text:style-name="P7">We Still Must Sacrifice:</text:p>
      <text:list xml:id="list6088132852920726501" text:style-name="L3">
        <text:list-item>
          <text:p text:style-name="P16">3 Nephi 11 is the crowning point of the Book of Mormon. Somebody set up the scene?</text:p>
        </text:list-item>
        <text:list-item>
          <text:p text:style-name="P16">In the darkness the voice of Christ is heard. He teaches many things, among them he teaches about how He relates to sacrifice.</text:p>
          <text:list>
            <text:list-item>
              <text:p text:style-name="P16">3 Nephi 9:19-20</text:p>
            </text:list-item>
            <text:list-item>
              <text:p text:style-name="P16">How do we offer a broken heart and a contrite spirit?</text:p>
              <text:list>
                <text:list-item>
                  <text:p text:style-name="P17"><text:span text:style-name="T10">Contrit</text:span><text:span text:style-name="T11">e: </text:span><text:span text:style-name="T5">feeling or expressing remorse or penitence; affected by guilt.</text:span></text:p>
                  <text:p text:style-name="P17"><text:span text:style-name="T5"/></text:p>
                </text:list-item>
              </text:list>
            </text:list-item>
          </text:list>
        </text:list-item>
      </text:list>
      <text:p text:style-name="P8"><text:span text:style-name="T6">W</text:span><text:span text:style-name="T4">e Must Be Willing to Sacrifice Everything We Have to the Lord:</text:span></text:p>
      <text:list xml:id="list1237695331867728591" text:style-name="L4">
        <text:list-item>
          <text:p text:style-name="P9"><text:span text:style-name="T7">Romans 12:1, How do we make ourselves a “living sacrifice” to the Lord?</text:span></text:p>
          <text:list>
            <text:list-item>
              <text:p text:style-name="P9"><text:span text:style-name="T7">Two examples in the scriptures. SPLIT into two groups.</text:span></text:p>
              <text:list>
                <text:list-item>
                  <text:p text:style-name="P9"><text:span text:style-name="T7">Group 1: Luke 18:18-23 (Rich man who isn't willing)</text:span></text:p>
                </text:list-item>
                <text:list-item>
                  <text:p text:style-name="P9"><text:span text:style-name="T7">Group 2: Matthew 4:18-22 (Calling Apostles who i</text:span><text:span text:style-name="T8">m</text:span><text:span text:style-name="T7">mediately follow)</text:span></text:p>
                </text:list-item>
              </text:list>
            </text:list-item>
          </text:list>
        </text:list-item>
        <text:list-item>
          <text:p text:style-name="P10"><text:span text:style-name="T7">Mention the story of Abraham and his son Isaac</text:span></text:p>
        </text:list-item>
        <text:list-item>
          <text:p text:style-name="P10"><text:span text:style-name="T7">Who do you know who has sacrificed for the Lord?</text:span></text:p>
          <text:list>
            <text:list-item>
              <text:p text:style-name="P10"><text:span text:style-name="T7">Sharee, in coming here and leaving her family.</text:span></text:p>
            </text:list-item>
            <text:list-item>
              <text:p text:style-name="P11"><text:span text:style-name="T7">Dad shaved his beard to work in the Temple (over 40 yrs).</text:span></text:p>
              <text:p text:style-name="P11"><text:span text:style-name="T7"/></text:p>
            </text:list-item>
          </text:list>
        </text:list-item>
      </text:list>
      <text:p text:style-name="P12"><text:span text:style-name="T4">Sacrifice Helps Us Prepare to Live in the Presence of God:</text:span></text:p>
      <text:list xml:id="list2510458908272989221" text:style-name="L5">
        <text:list-item>
          <text:p text:style-name="P13"><text:span text:style-name="T7">Read “We may not be asked to sacrifice all things...” </text:span><text:span text:style-name="T9">2 PARAGRAPHS</text:span></text:p>
          <text:list>
            <text:list-item>
              <text:p text:style-name="P13"><text:span text:style-name="T9">After 1: </text:span><text:span text:style-name="T7">He hasn't told us to sell all of our possessions and live as beggars on the street, though that would be a large sacrifice. He has asked us to be WILLING.</text:span></text:p>
            </text:list-item>
          </text:list>
        </text:list-item>
        <text:list-item>
          <text:p text:style-name="P14"><text:span text:style-name="T7">Read a few of the examples of how other members have sacrificed for the Lord.</text:span></text:p>
          <text:list>
            <text:list-item>
              <text:p text:style-name="P14"><text:span text:style-name="T7">Write: What are some things you can sacrifice in your life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2:07:20.106364684</meta:creation-date>
    <meta:generator>LibreOffice/4.2.8.2$Linux_X86_64 LibreOffice_project/420m0$Build-2</meta:generator>
    <dc:date>2015-07-08T12:47:10.025312685</dc:date>
    <meta:editing-duration>PT36M8S</meta:editing-duration>
    <meta:editing-cycles>13</meta:editing-cycles>
    <meta:document-statistic meta:table-count="0" meta:image-count="0" meta:object-count="0" meta:page-count="1" meta:paragraph-count="34" meta:word-count="389" meta:character-count="2001" meta:non-whitespace-character-count="1672"/>
  </office:meta>
</office:document-meta>
</file>